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6" style:family="table-cell" style:parent-style-name="Default" style:data-style-name="N2">
      <style:map style:condition="is-true-formula([.B18]=MIN([.$B18];[.$C18]))" style:apply-style-name="Good" style:base-cell-address="Sheet1.B18"/>
    </style:style>
    <style:style style:name="ce5" style:family="table-cell" style:parent-style-name="Default">
      <style:map style:condition="is-true-formula([.B18]=MIN([.$B18];[.$C18]))" style:apply-style-name="Good" style:base-cell-address="Sheet1.B1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table:style-name="ce3" office:value-type="float" office:value="277.2" calcext:value-type="float">
            <text:p>277.20</text:p>
          </table:table-cell>
          <table:table-cell table:style-name="ce3" office:value-type="float" office:value="404.65" calcext:value-type="float">
            <text:p>404.65</text:p>
          </table:table-cell>
          <table:table-cell table:style-name="ce3" table:formula="of:=100*([.C2]-[.B2])/[.B2]" office:value-type="float" office:value="45.9776334776335" calcext:value-type="float">
            <text:p>45.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table:style-name="ce3" office:value-type="float" office:value="286.81" calcext:value-type="float">
            <text:p>286.81</text:p>
          </table:table-cell>
          <table:table-cell table:style-name="ce3" office:value-type="float" office:value="315.39" calcext:value-type="float">
            <text:p>315.39</text:p>
          </table:table-cell>
          <table:table-cell table:style-name="ce3" table:formula="of:=100*([.C3]-[.B3])/[.B3]" office:value-type="float" office:value="9.96478504933579" calcext:value-type="float">
            <text:p>9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table:style-name="ce3" office:value-type="float" office:value="292.47" calcext:value-type="float">
            <text:p>292.47</text:p>
          </table:table-cell>
          <table:table-cell table:style-name="ce3" office:value-type="float" office:value="381.19" calcext:value-type="float">
            <text:p>381.19</text:p>
          </table:table-cell>
          <table:table-cell table:style-name="ce3" table:formula="of:=100*([.C4]-[.B4])/[.B4]" office:value-type="float" office:value="30.3347351865148" calcext:value-type="float">
            <text:p>30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table:style-name="ce3" office:value-type="float" office:value="831.7" calcext:value-type="float">
            <text:p>831.70</text:p>
          </table:table-cell>
          <table:table-cell table:style-name="ce3" office:value-type="float" office:value="1038.58" calcext:value-type="float">
            <text:p>1038.58</text:p>
          </table:table-cell>
          <table:table-cell table:style-name="ce3" table:formula="of:=100*([.C5]-[.B5])/[.B5]" office:value-type="float" office:value="24.8743537333173" calcext:value-type="float">
            <text:p>24.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table:style-name="ce3" office:value-type="float" office:value="850.54" calcext:value-type="float">
            <text:p>850.54</text:p>
          </table:table-cell>
          <table:table-cell table:style-name="ce3" office:value-type="float" office:value="1080.67" calcext:value-type="float">
            <text:p>1080.67</text:p>
          </table:table-cell>
          <table:table-cell table:style-name="ce3" table:formula="of:=100*([.C6]-[.B6])/[.B6]" office:value-type="float" office:value="27.0569285395161" calcext:value-type="float">
            <text:p>27.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table:style-name="ce3" office:value-type="float" office:value="780.16" calcext:value-type="float">
            <text:p>780.16</text:p>
          </table:table-cell>
          <table:table-cell table:style-name="ce3" office:value-type="float" office:value="777.19" calcext:value-type="float">
            <text:p>777.19</text:p>
          </table:table-cell>
          <table:table-cell table:style-name="ce3" table:formula="of:=100*([.C7]-[.B7])/[.B7]" office:value-type="float" office:value="-0.380691140278906" calcext:value-type="float">
            <text:p>-0.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table:style-name="ce3" office:value-type="float" office:value="498.56" calcext:value-type="float">
            <text:p>498.56</text:p>
          </table:table-cell>
          <table:table-cell table:style-name="ce3" office:value-type="float" office:value="762.38" calcext:value-type="float">
            <text:p>762.38</text:p>
          </table:table-cell>
          <table:table-cell table:style-name="ce3" table:formula="of:=100*([.C8]-[.B8])/[.B8]" office:value-type="float" office:value="52.9163992297818" calcext:value-type="float">
            <text:p>52.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table:style-name="ce3" office:value-type="float" office:value="3660.16" calcext:value-type="float">
            <text:p>3660.16</text:p>
          </table:table-cell>
          <table:table-cell table:style-name="ce3" office:value-type="float" office:value="4548.28" calcext:value-type="float">
            <text:p>4548.28</text:p>
          </table:table-cell>
          <table:table-cell table:style-name="ce3" table:formula="of:=100*([.C9]-[.B9])/[.B9]" office:value-type="float" office:value="24.2645130267529" calcext:value-type="float">
            <text:p>24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table:style-name="ce3" office:value-type="float" office:value="2698.86" calcext:value-type="float">
            <text:p>2698.86</text:p>
          </table:table-cell>
          <table:table-cell table:style-name="ce3" office:value-type="float" office:value="3256.96" calcext:value-type="float">
            <text:p>3256.96</text:p>
          </table:table-cell>
          <table:table-cell table:style-name="ce3" table:formula="of:=100*([.C10]-[.B10])/[.B10]" office:value-type="float" office:value="20.6791015465789" calcext:value-type="float">
            <text:p>20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table:style-name="ce3" office:value-type="float" office:value="1898.17" calcext:value-type="float">
            <text:p>1898.17</text:p>
          </table:table-cell>
          <table:table-cell table:style-name="ce3" office:value-type="float" office:value="2274.23" calcext:value-type="float">
            <text:p>2274.23</text:p>
          </table:table-cell>
          <table:table-cell table:style-name="ce3" table:formula="of:=100*([.C11]-[.B11])/[.B11]" office:value-type="float" office:value="19.8117133871044" calcext:value-type="float">
            <text:p>19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table:style-name="ce3" office:value-type="float" office:value="1453.47" calcext:value-type="float">
            <text:p>1453.47</text:p>
          </table:table-cell>
          <table:table-cell table:style-name="ce3" office:value-type="float" office:value="1817.43" calcext:value-type="float">
            <text:p>1817.43</text:p>
          </table:table-cell>
          <table:table-cell table:style-name="ce3" table:formula="of:=100*([.C12]-[.B12])/[.B12]" office:value-type="float" office:value="25.0407645152635" calcext:value-type="float">
            <text:p>25.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3" table:formula="of:=AVERAGE([.B2:.B12])" office:value-type="float" office:value="1229.82727272727" calcext:value-type="float">
            <text:p>1229.83</text:p>
          </table:table-cell>
          <table:table-cell table:style-name="ce3" table:formula="of:=AVERAGE([.C2:.C12])" office:value-type="float" office:value="1514.26818181818" calcext:value-type="float">
            <text:p>1514.27</text:p>
          </table:table-cell>
          <table:table-cell table:style-name="ce3" table:formula="of:=AVERAGE([.D2:.D12])" office:value-type="float" office:value="25.50365786832" calcext:value-type="float">
            <text:p>25.5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 table:number-columns-spanned="3" table:number-rows-spanned="1">
            <text:p>Comparison to proximity No Local 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 k-means</text:p>
          </table:table-cell>
          <table:table-cell office:value-type="string" calcext:value-type="string">
            <text:p>v1 prox</text:p>
          </table:table-cell>
          <table:table-cell office:value-type="string" calcext:value-type="string">
            <text:p>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table:style-name="ce6" office:value-type="float" office:value="277.2" calcext:value-type="float">
            <text:p>277.20</text:p>
          </table:table-cell>
          <table:table-cell table:style-name="ce5" office:value-type="float" office:value="361.73" calcext:value-type="float">
            <text:p>361.73</text:p>
          </table:table-cell>
          <table:table-cell table:style-name="ce3" table:formula="of:=100*([.C18]-[.B18])/[.B18]" office:value-type="float" office:value="30.494227994228" calcext:value-type="float">
            <text:p>30.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table:style-name="ce6" office:value-type="float" office:value="286.81" calcext:value-type="float">
            <text:p>286.81</text:p>
          </table:table-cell>
          <table:table-cell table:style-name="ce5" office:value-type="float" office:value="314.64" calcext:value-type="float">
            <text:p>314.64</text:p>
          </table:table-cell>
          <table:table-cell table:style-name="ce3" table:formula="of:=100*([.C19]-[.B19])/[.B19]" office:value-type="float" office:value="9.70328789093825" calcext:value-type="float">
            <text:p>9.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table:style-name="ce6" office:value-type="float" office:value="292.47" calcext:value-type="float">
            <text:p>292.47</text:p>
          </table:table-cell>
          <table:table-cell table:style-name="ce5" office:value-type="float" office:value="275.8" calcext:value-type="float">
            <text:p>275.8</text:p>
          </table:table-cell>
          <table:table-cell table:style-name="ce3" table:formula="of:=100*([.C20]-[.B20])/[.B20]" office:value-type="float" office:value="-5.699729886826" calcext:value-type="float">
            <text:p>-5.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table:style-name="ce6" office:value-type="float" office:value="831.7" calcext:value-type="float">
            <text:p>831.70</text:p>
          </table:table-cell>
          <table:table-cell table:style-name="ce5" office:value-type="float" office:value="833.11" calcext:value-type="float">
            <text:p>833.11</text:p>
          </table:table-cell>
          <table:table-cell table:style-name="ce3" table:formula="of:=100*([.C21]-[.B21])/[.B21]" office:value-type="float" office:value="0.169532283275216" calcext:value-type="float">
            <text:p>0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table:style-name="ce6" office:value-type="float" office:value="850.54" calcext:value-type="float">
            <text:p>850.54</text:p>
          </table:table-cell>
          <table:table-cell table:style-name="ce5" office:value-type="float" office:value="785.3" calcext:value-type="float">
            <text:p>785.3</text:p>
          </table:table-cell>
          <table:table-cell table:style-name="ce3" table:formula="of:=100*([.C22]-[.B22])/[.B22]" office:value-type="float" office:value="-7.67042114421427" calcext:value-type="float">
            <text:p>-7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table:style-name="ce6" office:value-type="float" office:value="780.16" calcext:value-type="float">
            <text:p>780.16</text:p>
          </table:table-cell>
          <table:table-cell table:style-name="ce5" office:value-type="float" office:value="715.92" calcext:value-type="float">
            <text:p>715.92</text:p>
          </table:table-cell>
          <table:table-cell table:style-name="ce3" table:formula="of:=100*([.C23]-[.B23])/[.B23]" office:value-type="float" office:value="-8.23420836751436" calcext:value-type="float">
            <text:p>-8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table:style-name="ce6" office:value-type="float" office:value="498.56" calcext:value-type="float">
            <text:p>498.56</text:p>
          </table:table-cell>
          <table:table-cell table:style-name="ce5" office:value-type="float" office:value="417.1" calcext:value-type="float">
            <text:p>417.1</text:p>
          </table:table-cell>
          <table:table-cell table:style-name="ce3" table:formula="of:=100*([.C24]-[.B24])/[.B24]" office:value-type="float" office:value="-16.3390564826701" calcext:value-type="float">
            <text:p>-16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table:style-name="ce6" office:value-type="float" office:value="3660.16" calcext:value-type="float">
            <text:p>3660.16</text:p>
          </table:table-cell>
          <table:table-cell table:style-name="ce5" office:value-type="float" office:value="3521.95" calcext:value-type="float">
            <text:p>3521.95</text:p>
          </table:table-cell>
          <table:table-cell table:style-name="ce3" table:formula="of:=100*([.C25]-[.B25])/[.B25]" office:value-type="float" office:value="-3.77606443434167" calcext:value-type="float">
            <text:p>-3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table:style-name="ce6" office:value-type="float" office:value="2698.86" calcext:value-type="float">
            <text:p>2698.86</text:p>
          </table:table-cell>
          <table:table-cell table:style-name="ce5" office:value-type="float" office:value="2583.64" calcext:value-type="float">
            <text:p>2583.64</text:p>
          </table:table-cell>
          <table:table-cell table:style-name="ce3" table:formula="of:=100*([.C26]-[.B26])/[.B26]" office:value-type="float" office:value="-4.26920996272501" calcext:value-type="float">
            <text:p>-4.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table:style-name="ce6" office:value-type="float" office:value="1898.17" calcext:value-type="float">
            <text:p>1898.17</text:p>
          </table:table-cell>
          <table:table-cell table:style-name="ce5" office:value-type="float" office:value="1888.36" calcext:value-type="float">
            <text:p>1888.36</text:p>
          </table:table-cell>
          <table:table-cell table:style-name="ce3" table:formula="of:=100*([.C27]-[.B27])/[.B27]" office:value-type="float" office:value="-0.516813562536557" calcext:value-type="float">
            <text:p>-0.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table:style-name="ce6" office:value-type="float" office:value="1453.47" calcext:value-type="float">
            <text:p>1453.47</text:p>
          </table:table-cell>
          <table:table-cell table:style-name="ce5" office:value-type="float" office:value="1345.7" calcext:value-type="float">
            <text:p>1345.7</text:p>
          </table:table-cell>
          <table:table-cell table:style-name="ce3" table:formula="of:=100*([.C28]-[.B28])/[.B28]" office:value-type="float" office:value="-7.41466972142528" calcext:value-type="float">
            <text:p>-7.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1"/>
        </table:table-row>
        <table:table-row table:style-name="ro1" table:number-rows-repeated="26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118">
          <table:table-cell table:number-columns-repeated="12"/>
        </table:table-row>
        <table:table-row table:style-name="ro2" table:number-rows-repeated="23">
          <table:table-cell table:number-columns-repeated="12"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9"/>
        </table:table-row>
        <calcext:conditional-formats>
          <calcext:conditional-format calcext:target-range-address="Sheet1.B18:Sheet1.C28">
            <calcext:condition calcext:apply-style-name="Good" calcext:value="formula-is([.B18]=MIN([.$B18];[.$C18]))" calcext:base-cell-address="Sheet1.B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5:45:09.8997355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7.2$Linux_X86_64 LibreOffice_project/60$Build-2</meta:generator>
    <dc:date>2024-06-20T15:55:38.131865936</dc:date>
    <meta:editing-duration>P2DT13H36M21S</meta:editing-duration>
    <meta:editing-cycles>405</meta:editing-cycles>
    <meta:document-statistic meta:table-count="1" meta:cell-count="102" meta:object-count="0"/>
  </office:meta>
</office:document-meta>
</file>